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9.999cm" table:align="margins" style:shadow="none"/>
    </style:style>
    <style:style style:name="Tabella1.A" style:family="table-column">
      <style:table-column-properties style:column-width="6.292cm" style:rel-column-width="3567*"/>
    </style:style>
    <style:style style:name="Tabella1.B" style:family="table-column">
      <style:table-column-properties style:column-width="3.708cm" style:rel-column-width="2102*"/>
    </style:style>
    <style:style style:name="Tabella1.1" style:family="table-row">
      <style:table-row-properties style:row-height="9.999cm"/>
    </style:style>
    <style:style style:name="Tabella1.A1" style:family="table-cell">
      <style:table-cell-properties fo:padding="0.097cm" fo:border="none"/>
    </style:style>
    <style:style style:name="P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2" style:family="paragraph" style:parent-style-name="Standard">
      <style:text-properties officeooo:paragraph-rsid="005c8b59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76fbf2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2pt" fo:font-weight="normal" officeooo:rsid="005e18e9" officeooo:paragraph-rsid="0074b42b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0pt" fo:font-weight="normal" officeooo:rsid="005e18e9" officeooo:paragraph-rsid="005e18e9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6pt" fo:font-weight="normal" officeooo:rsid="005e18e9" officeooo:paragraph-rsid="005e18e9" style:font-size-asian="5.25pt" style:font-weight-asian="normal" style:font-size-complex="6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1pt" fo:font-weight="normal" officeooo:rsid="005e18e9" officeooo:paragraph-rsid="005e18e9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6pt" fo:font-weight="normal" officeooo:rsid="005e18e9" officeooo:paragraph-rsid="005e18e9" style:font-size-asian="16pt" style:font-weight-asian="normal" style:font-size-complex="16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3pt" fo:font-weight="normal" officeooo:rsid="005e18e9" officeooo:paragraph-rsid="005e18e9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style:font-name="Courier 10 Pitch" fo:font-size="8pt" fo:font-weight="normal" officeooo:rsid="005e18e9" officeooo:paragraph-rsid="0074b42b" style:font-size-asian="7pt" style:font-weight-asian="normal" style:font-size-complex="8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20pt" fo:font-weight="normal" officeooo:rsid="005e18e9" officeooo:paragraph-rsid="005e18e9" style:font-size-asian="17.5pt" style:font-weight-asian="normal" style:font-size-complex="20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2pt" fo:font-weight="normal" officeooo:paragraph-rsid="0076fbf2" style:font-size-asian="2pt" style:font-weight-asian="normal" style:font-size-complex="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621db7"/>
    </style:style>
    <style:style style:name="T3" style:family="text">
      <style:text-properties fo:font-size="13pt" style:font-size-asian="13pt" style:font-size-complex="13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8">Cod. <text:placeholder text:placeholder-type="text">&lt;o.default_code or ''&gt;</text:placeholder><text:placeholder text:placeholder-type="text">&lt;setLang('it_IT')&gt;</text:placeholder></text:p>
            <text:p text:style-name="P14"/>
            <text:p text:style-name="P7"><text:placeholder text:placeholder-type="text">&lt;o.name&gt;</text:placeholder></text:p>
            <text:p text:style-name="P7"/>
            <text:p text:style-name="P7"><draw:frame draw:style-name="fr1" draw:name="image:asimage(o.default_photo or False)" text:anchor-type="as-char" svg:width="3.514cm" style:rel-width="100%" svg:height="0.499cm" style:rel-height="scale-min" draw:z-index="0"><draw:text-box><text:p text:style-name="Frame_20_contents"/></draw:text-box></draw:frame></text:p>
          </table:table-cell>
          <table:table-cell table:style-name="Tabella1.A1" office:value-type="string">
            <text:p text:style-name="P9"><text:span text:style-name="T1">Listino <text:s/></text:span><text:span text:style-name="T1"><text:placeholder text:placeholder-type="text">&lt;formatLang(o.lst_price or 0)&gt;</text:placeholder></text:span></text:p>
            <text:p text:style-name="P11">SCONTO <text:span text:style-name="T2">50%</text:span></text:p>
            <text:p text:style-name="P15"/>
            <text:p text:style-name="P12"><text:placeholder text:placeholder-type="text">&lt;formatLang(o.lst_price * 0.5)&gt;</text:placeholder></text:p>
            <text:p text:style-name="P13">+ iva 22%</text:p>
            <text:p text:style-name="P15"/>
            <text:p text:style-name="P12"><text:placeholder text:placeholder-type="text">&lt;formatLang(o.lst_price * 0.5 * 1.22)&gt;</text:placeholder></text:p>
            <text:p text:style-name="P13"><text:s/>iva inclusa</text:p>
            <text:p text:style-name="P10"/>
            <text:p text:style-name="P4"><draw:frame draw:style-name="fr1" draw:name="image:asimage(o.weblink_qrcode or False)" text:anchor-type="as-char" svg:width="1.757cm" style:rel-width="50%" svg:height="1.739cm" style:rel-height="scale-min" draw:z-index="1"><draw:text-box><text:p text:style-name="Frame_20_contents"/></draw:text-box></draw:frame></text:p>
            <text:p text:style-name="P3"/>
          </table:table-cell>
        </table:table-row>
      </table:table>
      <text:p text:style-name="P6"><text:placeholder text:placeholder-type="text">&lt;if test="o.id != objects[-1].id"&gt;</text:placeholder></text:p>
      <text:p text:style-name="P6"><text:soft-page-break/></text:p>
      <text:p text:style-name="P16"><text:s/></text:p>
      <text:p text:style-name="P6"><text:placeholder text:placeholder-type="text">&lt;/if&gt;</text:placeholder></text:p>
      <text:p text:style-name="P5"><text:placeholder text:placeholder-type="text">&lt;/for&gt;</text:placeholder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999cm" fo:page-height="11cm" style:num-format="1" style:print-orientation="landscape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3-08T08:51:00.831017712</dc:date>
    <dc:creator>thebrush </dc:creator>
    <meta:editing-duration>PT18H5M6S</meta:editing-duration>
    <meta:editing-cycles>109</meta:editing-cycles>
    <meta:document-statistic meta:table-count="1" meta:image-count="0" meta:object-count="0" meta:page-count="3" meta:paragraph-count="15" meta:word-count="34" meta:character-count="263" meta:non-whitespace-character-count="238"/>
  </office:meta>
</office:document-meta>
</file>